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141.14pt"/>
    </style:style>
    <style:style style:name="co10" style:family="table-column">
      <style:table-column-properties fo:break-before="auto" style:column-width="88.89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9" style:family="table-cell" style:parent-style-name="Default" style:data-style-name="N37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5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18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5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2:31:27.3730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9-08-05T12:31:44.354301000</dc:date>
    <meta:editing-duration>P10DT3H12M34S</meta:editing-duration>
    <meta:editing-cycles>105</meta:editing-cycles>
    <meta:generator>LibreOffice/5.4.6.2$MacOSX_X86_64 LibreOffice_project/4014ce260a04f1026ba855d3b8d91541c224eab8</meta:generator>
    <meta:document-statistic meta:table-count="7" meta:cell-count="562" meta:object-count="0"/>
  </office:meta>
</office:document-meta>
</file>